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FreeMono" fo:font-size="18pt" fo:font-weight="normal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Mono" fo:font-size="18pt" fo:font-weight="normal" style:font-name-asian="FreeMono" style:font-size-asian="15.75pt" style:font-weight-asian="normal" style:font-name-complex="FreeMono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8pt" fo:font-weight="normal" style:font-name-asian="FreeMono" style:font-size-asian="18pt" style:font-weight-asian="normal" style:font-name-complex="FreeMono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Mono" fo:font-size="14pt" fo:font-weight="normal" style:font-name-asian="FreeMono" style:font-size-asian="12.25pt" style:font-weight-asian="normal" style:font-name-complex="FreeMono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FreeMono" fo:font-size="14pt" style:font-name-asian="FreeMono" style:font-size-asian="12.25pt" style:font-name-complex="FreeMono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FreeMono" fo:font-size="11pt" fo:font-weight="bold" style:font-name-asian="FreeMono" style:font-size-asian="11pt" style:font-weight-asian="bold" style:font-name-complex="FreeMono" style:font-size-complex="11pt" style:font-weight-complex="bold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G REPORT</text:p>
      <text:p text:style-name="P1"/>
      <text:p text:style-name="P1">Name: ________________________________________</text:p>
      <text:p text:style-name="P1">Bug ID: ____________ (<text:span text:style-name="T1">from tasks.openhatch.org</text:span>)</text:p>
      <text:p text:style-name="P1"/>
      <text:p text:style-name="P1">Steps Checklist</text:p>
      <text:p text:style-name="P3"/>
      <text:p text:style-name="P3"><text:s text:c="4"/>⃞ <text:s/>Set up development environment</text:p>
      <text:p text:style-name="P3"><text:s text:c="4"/>⃞ <text:s/>Reproduce/understand the issue</text:p>
      <text:p text:style-name="P3"><text:s text:c="4"/>⃞ <text:s/>Locate problem file(s)</text:p>
      <text:p text:style-name="P3"><text:s text:c="4"/>⃞ <text:s/>Identify solution</text:p>
      <text:p text:style-name="P3"><text:s text:c="4"/>⃞ <text:s/>Test your changes</text:p>
      <text:p text:style-name="P3"><text:s text:c="4"/>⃞ <text:s/>Submit changes</text:p>
      <text:p text:style-name="P3"><text:s text:c="4"/>⃞ <text:s/>Get and respond to feedback</text:p>
      <text:p text:style-name="P3"/>
      <text:p text:style-name="P1">Summary of Bug: ______________________________</text:p>
      <text:p text:style-name="P3">__________________________________________________________________________________________________________________________________________</text:p>
      <text:p text:style-name="P3"><text:s text:c="4"/></text:p>
      <text:p text:style-name="P3">Summary of Solution: _________________________</text:p>
      <text:p text:style-name="P3">__________________________________________________________________________________________________________________________________________</text:p>
      <text:p text:style-name="P3"/>
      <text:p text:style-name="P4">Issues Encountered: __________________________</text:p>
      <text:p text:style-name="P4">__________________________________________________________________________________________________________________________________________</text:p>
      <text:p text:style-name="P3"/>
      <text:p text:style-name="P3">Patch URL: ___________________________________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Mentor Initials</text:p>
            <text:p text:style-name="P6"/>
            <text:p text:style-name="P6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6-18T17:38:13</meta:creation-date>
    <dc:date>2013-09-21T00:05:45</dc:date>
    <dc:creator>Shauna </dc:creator>
    <meta:editing-duration>PT5H59M3S</meta:editing-duration>
    <meta:editing-cycles>3</meta:editing-cycles>
    <meta:generator>LibreOffice/3.5$Linux_x86 LibreOffice_project/350m1$Build-2</meta:generator>
    <meta:document-statistic meta:table-count="1" meta:image-count="0" meta:object-count="0" meta:page-count="2" meta:paragraph-count="20" meta:word-count="59" meta:character-count="941" meta:non-whitespace-character-count="869"/>
  </office:meta>
</office:document-meta>
</file>